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4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6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7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28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2cm" fo:min-width="11.75cm" fo:padding-top="0.125cm" fo:padding-bottom="0.125cm" fo:padding-left="0.25cm" fo:padding-right="0.25cm" loext:decorative="fals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743cm" loext:decorative="false"/>
      <style:paragraph-properties style:writing-mode="lr-tb"/>
    </style:style>
    <style:style style:name="gr36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8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41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4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9cm" draw:shadow-opacity="0%" loext:decorative="false"/>
    </style:style>
    <style:style style:name="gr55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5.15cm" draw:shadow-opacity="0%" loext:decorative="false"/>
    </style:style>
    <style:style style:name="gr56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3cm" fo:min-width="1.65cm" draw:shadow-opacity="0%" loext:decorative="false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gradient" draw:fill-gradient-name="Gradient_20_2" draw:gradient-step-count="0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ffff00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15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fo:font-style="italic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" fo:font-size="18pt" style:font-name-asian="Liberation Sans" style:font-name-complex="Liberation Sans"/>
    </style:style>
    <style:style style:name="T9" style:family="text">
      <style:text-properties style:text-position="super 58%" style:font-name="Liberation Sans" fo:font-size="18pt" style:font-name-asian="Liberation Sans" style:font-name-complex="Liberation Sans"/>
    </style:style>
    <style:style style:name="T10" style:family="text">
      <style:text-properties style:font-name="Liberation Sans1" fo:font-size="18pt" style:font-name-asian="Liberation Sans" style:font-name-complex="Liberation Sans"/>
    </style:style>
    <style:style style:name="T11" style:family="text">
      <style:text-properties style:font-name="Liberation Serif" fo:font-size="18pt" style:font-name-asian="Liberation Serif" style:font-name-complex="Liberation Serif"/>
    </style:style>
    <style:style style:name="T12" style:family="text">
      <style:text-properties style:text-position="sub 58%" style:font-name="Liberation Serif" fo:font-size="18pt" style:font-name-asian="Liberation Serif" style:font-name-complex="Liberation Serif"/>
    </style:style>
    <style:style style:name="T13" style:family="text">
      <style:text-properties fo:color="#ff4000" loext:opacity="100%" fo:font-size="12pt"/>
    </style:style>
    <style:style style:name="T14" style:family="text">
      <style:text-properties style:text-position="0% 100%" style:font-name="Liberation Serif" fo:font-size="18pt" style:font-name-asian="Liberation Serif" style:font-name-complex="Liberation Serif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10.25cm" svg:height="1.673cm" svg:x="13.75cm" svg:y="18.077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1"> [kg/m</text:span><text:span text:style-name="T7">3</text:span><text:span text:style-name="T1">]</text:span></text:p>
          </draw:text-box>
        </draw:frame>
        <draw:frame draw:style-name="gr5" draw:text-style-name="P3" draw:layer="layout" svg:width="3.25cm" svg:height="0.962cm" svg:x="5.5cm" svg:y="18.115cm">
          <draw:text-box>
            <text:p text:style-name="P2"><text:span text:style-name="T8">α [m</text:span><text:span text:style-name="T9">2</text:span><text:span text:style-name="T8">/s] </text:span><text:span text:style-name="T10">=</text:span></text:p>
          </draw:text-box>
        </draw:frame>
        <draw:line draw:style-name="gr7" draw:text-style-name="P1" draw:layer="layout" svg:x1="8.75cm" svg:y1="18.577cm" svg:x2="10.5cm" svg:y2="18.577cm">
          <text:p/>
        </draw:line>
        <draw:frame draw:style-name="gr5" draw:text-style-name="P3" draw:layer="layout" svg:width="0.714cm" svg:height="0.962cm" svg:x="9.25cm" svg:y="17.427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8.5cm" svg:y="18.615cm">
          <draw:text-box>
            <text:p text:style-name="P2"><text:span text:style-name="T8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0.75cm" svg:y="18.077cm">
          <draw:text-box>
            <text:p text:style-name="P6"><text:span text:style-name="T4">, onde:</text:span></text:p>
          </draw:text-box>
        </draw:frame>
        <draw:frame draw:style-name="gr9" draw:text-style-name="P8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8.355cm" svg:height="1.595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9" draw:layer="layout" svg:width="1cm" svg:height="1cm" draw:transform="rotate (-1.57411245237369) translate (14.641cm 7.1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0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draw:transform="rotate (-1.57411245237369) translate (14.644cm 9.9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9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8" draw:layer="layout" svg:width="5.981cm" svg:height="2.42cm" svg:x="11.511cm" svg:y="14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7" draw:layer="layout" svg:width="1.5cm" svg:height="1cm" svg:x="20.641cm" svg:y="5.882cm">
          <draw:text-box>
            <text:p text:style-name="P6"><text:span text:style-name="T4">(1)</text:span></text:p>
          </draw:text-box>
        </draw:frame>
        <draw:frame draw:style-name="gr14" draw:text-style-name="P7" draw:layer="layout" svg:width="1.5cm" svg:height="1cm" svg:x="20.641cm" svg:y="8.382cm">
          <draw:text-box>
            <text:p text:style-name="P6"><text:span text:style-name="T4">(2)</text:span></text:p>
          </draw:text-box>
        </draw:frame>
        <draw:frame draw:style-name="gr15" draw:text-style-name="P7" draw:layer="layout" svg:width="1.5cm" svg:height="1cm" svg:x="20.641cm" svg:y="11.382cm">
          <draw:text-box>
            <text:p text:style-name="P6"><text:span text:style-name="T4">(3)</text:span></text:p>
          </draw:text-box>
        </draw:frame>
        <draw:frame draw:style-name="gr16" draw:text-style-name="P7" draw:layer="layout" svg:width="1.5cm" svg:height="1cm" svg:x="20.641cm" svg:y="14.882cm">
          <draw:text-box>
            <text:p text:style-name="P6"><text:span text:style-name="T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7" draw:layer="layout" svg:width="0.5cm" svg:height="0.962cm" svg:x="24.25cm" svg:y="4.288cm">
          <draw:text-box>
            <text:p text:style-name="P6"><text:span text:style-name="T4">x</text:span></text:p>
          </draw:text-box>
        </draw:frame>
        <draw:frame draw:style-name="gr18" draw:text-style-name="P7" draw:layer="layout" svg:width="0.5cm" svg:height="0.962cm" svg:x="20.25cm" svg:y="4.25cm">
          <draw:text-box>
            <text:p text:style-name="P6"><text:span text:style-name="T4">L</text:span></text:p>
          </draw:text-box>
        </draw:frame>
        <draw:frame draw:style-name="gr19" draw:text-style-name="P7" draw:layer="layout" svg:width="0.5cm" svg:height="0.962cm" svg:x="8cm" svg:y="4.25cm">
          <draw:text-box>
            <text:p text:style-name="P6"><text:span text:style-name="T4">0</text:span></text:p>
          </draw:text-box>
        </draw:frame>
        <draw:frame draw:style-name="gr9" draw:text-style-name="P8" draw:layer="layout" svg:width="11.369cm" svg:height="1.615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8" draw:layer="layout" svg:width="1.938cm" svg:height="0.53cm" svg:x="18.062cm" svg:y="15.2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2" draw:style-name="dp1" draw:master-page-name="Default">
        <draw:custom-shape draw:style-name="gr20" draw:text-style-name="P8" draw:layer="layout" svg:width="2.678cm" svg:height="2.347cm" svg:x="8.46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8.418cm" svg:x2="8.286cm" svg:y2="8.418cm">
          <text:p/>
        </draw:line>
        <draw:line draw:style-name="gr1" draw:text-style-name="P1" draw:layer="layout" svg:x1="6.5cm" svg:y1="9cm" svg:x2="8.286cm" svg:y2="9cm">
          <text:p/>
        </draw:line>
        <draw:line draw:style-name="gr1" draw:text-style-name="P1" draw:layer="layout" svg:x1="6.5cm" svg:y1="10.43cm" svg:x2="8.286cm" svg:y2="10.43cm">
          <text:p/>
        </draw:line>
        <draw:custom-shape draw:style-name="gr21" draw:text-style-name="P8" draw:layer="layout" svg:width="2.679cm" svg:height="2.347cm" svg:x="11.1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393cm" svg:height="2.347cm" svg:x="18.1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78cm" svg:height="0.167cm" svg:x="16.857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9cm" svg:height="0.167cm" svg:x="17.214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8cm" svg:height="0.167cm" svg:x="17.572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9.61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0.9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2.29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7cm" svg:height="0.336cm" svg:x="19.157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8.286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17.9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20.3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13.822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3.64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4.792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6.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75cm" svg:x2="8.286cm" svg:y2="9.75cm">
          <text:p/>
        </draw:line>
        <draw:line draw:style-name="gr1" draw:text-style-name="P1" draw:layer="layout" svg:x1="21cm" svg:y1="8.488cm" svg:x2="22.786cm" svg:y2="8.488cm">
          <text:p/>
        </draw:line>
        <draw:line draw:style-name="gr1" draw:text-style-name="P1" draw:layer="layout" svg:x1="21cm" svg:y1="9.07cm" svg:x2="22.786cm" svg:y2="9.07cm">
          <text:p/>
        </draw:line>
        <draw:line draw:style-name="gr1" draw:text-style-name="P1" draw:layer="layout" svg:x1="21cm" svg:y1="10.5cm" svg:x2="22.786cm" svg:y2="10.5cm">
          <text:p/>
        </draw:line>
        <draw:line draw:style-name="gr1" draw:text-style-name="P1" draw:layer="layout" svg:x1="21cm" svg:y1="9.82cm" svg:x2="22.786cm" svg:y2="9.82cm">
          <text:p/>
        </draw:line>
        <draw:frame draw:style-name="gr3" draw:text-style-name="P3" draw:layer="layout" svg:width="2.75cm" svg:height="1.062cm" svg:x="3.75cm" svg:y="8.5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8.2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9.3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5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9.2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5" draw:text-style-name="P5" draw:layer="layout" svg:width="1.25cm" svg:height="0.962cm" svg:x="12cm" svg:y="8.2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8.2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8.312cm">
          <draw:text-box>
            <text:p text:style-name="P4"><text:span text:style-name="T1">T</text:span><text:span text:style-name="T2">N</text:span></text:p>
          </draw:text-box>
        </draw:frame>
        <draw:line draw:style-name="gr27" draw:text-style-name="P1" draw:layer="layout" svg:x1="13.75cm" svg:y1="13cm" svg:x2="9.75cm" svg:y2="9.75cm">
          <text:p/>
        </draw:line>
        <draw:line draw:style-name="gr27" draw:text-style-name="P1" draw:layer="layout" svg:x1="13.75cm" svg:y1="13cm" svg:x2="12.5cm" svg:y2="9.75cm">
          <text:p/>
        </draw:line>
        <draw:line draw:style-name="gr27" draw:text-style-name="P1" draw:layer="layout" svg:x1="13.75cm" svg:y1="13cm" svg:x2="15cm" svg:y2="9.75cm">
          <text:p/>
        </draw:line>
        <draw:line draw:style-name="gr27" draw:text-style-name="P1" draw:layer="layout" svg:x1="13.75cm" svg:y1="13cm" svg:x2="19.25cm" svg:y2="9.75cm">
          <text:p/>
        </draw:line>
        <draw:line draw:style-name="gr1" draw:text-style-name="P1" draw:layer="layout" svg:x1="6.25cm" svg:y1="2.606cm" svg:x2="8.036cm" svg:y2="2.606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6.25cm" svg:y1="4.618cm" svg:x2="8.036cm" svg:y2="4.618cm">
          <text:p/>
        </draw:line>
        <draw:line draw:style-name="gr1" draw:text-style-name="P1" draw:layer="layout" svg:x1="6.25cm" svg:y1="3.938cm" svg:x2="8.036cm" svg:y2="3.938cm">
          <text:p/>
        </draw:line>
        <draw:line draw:style-name="gr1" draw:text-style-name="P1" draw:layer="layout" svg:x1="20.75cm" svg:y1="2.676cm" svg:x2="22.536cm" svg:y2="2.676cm">
          <text:p/>
        </draw:line>
        <draw:line draw:style-name="gr1" draw:text-style-name="P1" draw:layer="layout" svg:x1="20.75cm" svg:y1="3.258cm" svg:x2="22.536cm" svg:y2="3.258cm">
          <text:p/>
        </draw:line>
        <draw:line draw:style-name="gr2" draw:text-style-name="P1" draw:layer="layout" svg:x1="20.5cm" svg:y1="4.75cm" svg:x2="24.75cm" svg:y2="4.75cm">
          <text:p/>
        </draw:line>
        <draw:line draw:style-name="gr1" draw:text-style-name="P1" draw:layer="layout" svg:x1="20.75cm" svg:y1="4.008cm" svg:x2="22.536cm" svg:y2="4.008cm">
          <text:p/>
        </draw:line>
        <draw:frame draw:style-name="gr3" draw:text-style-name="P3" draw:layer="layout" svg:width="2.75cm" svg:height="1.062cm" svg:x="3.5cm" svg:y="2.7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.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7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3.4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8" draw:text-style-name="P10" draw:layer="layout" svg:width="12.25cm" svg:height="2.25cm" svg:x="8.25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75cm" svg:y1="4.75cm" svg:x2="22.536cm" svg:y2="4.75cm">
          <text:p/>
        </draw:line>
        <draw:frame draw:style-name="gr29" draw:text-style-name="P7" draw:layer="layout" svg:width="0.5cm" svg:height="0.962cm" svg:x="24.25cm" svg:y="4.788cm">
          <draw:text-box>
            <text:p text:style-name="P6"><text:span text:style-name="T4">x</text:span></text:p>
          </draw:text-box>
        </draw:frame>
        <draw:frame draw:style-name="gr30" draw:text-style-name="P7" draw:layer="layout" svg:width="0.5cm" svg:height="0.962cm" svg:x="20.25cm" svg:y="4.75cm">
          <draw:text-box>
            <text:p text:style-name="P6"><text:span text:style-name="T4">L</text:span></text:p>
          </draw:text-box>
        </draw:frame>
        <draw:frame draw:style-name="gr31" draw:text-style-name="P7" draw:layer="layout" svg:width="0.5cm" svg:height="0.962cm" svg:x="8cm" svg:y="4.75cm">
          <draw:text-box>
            <text:p text:style-name="P6"><text:span text:style-name="T4">0</text:span></text:p>
          </draw:text-box>
        </draw:frame>
        <draw:frame draw:style-name="gr9" draw:text-style-name="P8" draw:layer="layout" svg:width="11.369cm" svg:height="1.615cm" svg:x="9.25cm" svg:y="13.57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10" draw:text-style-name="P9" draw:layer="layout" svg:width="1cm" svg:height="1cm" draw:transform="rotate (-1.57411245237369) translate (14.753cm 6.0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32" draw:text-style-name="P7" draw:layer="layout" svg:width="1.5cm" svg:height="1cm" svg:x="21cm" svg:y="13.5cm">
          <draw:text-box>
            <text:p text:style-name="P6"><text:span text:style-name="T4">(3)</text:span></text:p>
          </draw:text-box>
        </draw:frame>
      </draw:page>
      <draw:page draw:name="page3" draw:style-name="dp1" draw:master-page-name="Default">
        <draw:custom-shape draw:style-name="gr21" draw:text-style-name="P8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1">ϕ</text:span><text:span text:style-name="T12">P</text:span></text:p>
          </draw:text-box>
        </draw:frame>
        <draw:custom-shape draw:style-name="gr21" draw:text-style-name="P8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1">ϕ</text:span><text:span text:style-name="T12">P</text:span></text:p>
          </draw:text-box>
        </draw:frame>
        <draw:line draw:style-name="gr33" draw:text-style-name="P1" draw:layer="layout" svg:x1="17.678cm" svg:y1="6.598cm" svg:x2="19.177cm" svg:y2="6.598cm">
          <text:p/>
        </draw:line>
        <draw:line draw:style-name="gr33" draw:text-style-name="P1" draw:layer="layout" svg:x1="21.979cm" svg:y1="6.569cm" svg:x2="23.478cm" svg:y2="6.569cm">
          <text:p/>
        </draw:line>
        <draw:frame draw:style-name="gr34" draw:text-style-name="P5" draw:layer="layout" svg:width="1.072cm" svg:height="0.954cm" svg:x="19.178cm" svg:y="6cm">
          <draw:text-box>
            <text:p text:style-name="P4"><text:span text:style-name="T11">ϕ</text:span><text:span text:style-name="T12">e</text:span></text:p>
          </draw:text-box>
        </draw:frame>
        <draw:frame draw:style-name="gr35" draw:text-style-name="P5" draw:layer="layout" svg:width="1.25cm" svg:height="0.993cm" svg:x="20.85cm" svg:y="6.007cm">
          <draw:text-box>
            <text:p text:style-name="P4"><text:span text:style-name="T11">ϕ</text:span><text:span text:style-name="T12">d</text:span></text:p>
          </draw:text-box>
        </draw:frame>
        <draw:line draw:style-name="gr36" draw:text-style-name="P1" draw:layer="layout" svg:x1="4.428cm" svg:y1="4.057cm" svg:x2="4.428cm" svg:y2="5.807cm">
          <text:p/>
        </draw:line>
        <draw:frame draw:style-name="gr37" draw:text-style-name="P13" draw:layer="layout" svg:width="11.5cm" svg:height="0.906cm" svg:x="5.178cm" svg:y="4.307cm">
          <draw:text-box>
            <text:p text:style-name="P8"><text:span text:style-name="T13">Teorema de Gauss e Integração por Quadratura de Gauss</text:span></text:p>
          </draw:text-box>
        </draw:frame>
        <draw:frame draw:style-name="gr9" draw:text-style-name="P8" draw:layer="layout" svg:width="11.096cm" svg:height="1.595cm" svg:x="4.055cm" svg:y="6.3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7" draw:text-style-name="P1" draw:layer="layout" svg:x1="21.979cm" svg:y1="5.872cm" svg:x2="23.478cm" svg:y2="5.872cm">
          <text:p/>
        </draw:line>
        <draw:line draw:style-name="gr38" draw:text-style-name="P8" draw:layer="layout" svg:x1="17.728cm" svg:y1="5.901cm" svg:x2="19.227cm" svg:y2="5.901cm">
          <text:p/>
        </draw:line>
        <draw:frame draw:style-name="gr9" draw:text-style-name="P8" draw:layer="layout" svg:width="15.782cm" svg:height="1.673cm" svg:x="4.107cm" svg:y="7.92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6" draw:text-style-name="P1" draw:layer="layout" svg:x1="4.428cm" svg:y1="9.557cm" svg:x2="4.428cm" svg:y2="14.557cm">
          <text:p/>
        </draw:line>
        <draw:frame draw:style-name="gr39" draw:text-style-name="P13" draw:layer="layout" svg:width="9.25cm" svg:height="2.949cm" svg:x="5.178cm" svg:y="11.358cm">
          <draw:text-box>
            <text:p text:style-name="P8"><text:span text:style-name="T13">Interpolação linear para escrever valores nas faces em função de valores de centro</text:span></text:p>
            <text:p text:style-name="P8"><text:span text:style-name="T13"/></text:p>
            <text:p text:style-name="P8"><text:span text:style-name="T13">Considerando malha uniforme, temos:</text:span></text:p>
          </draw:text-box>
        </draw:frame>
        <draw:custom-shape draw:style-name="gr20" draw:text-style-name="P8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22.5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4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1">ϕ</text:span><text:span text:style-name="T2">D</text:span></text:p>
          </draw:text-box>
        </draw:frame>
        <draw:frame draw:style-name="gr5" draw:text-style-name="P5" draw:layer="layout" svg:width="0.75cm" svg:height="0.962cm" svg:x="21cm" svg:y="9.5cm">
          <draw:text-box>
            <text:p text:style-name="P4"><text:span text:style-name="T11">d</text:span></text:p>
          </draw:text-box>
        </draw:frame>
        <draw:frame draw:style-name="gr40" draw:text-style-name="P5" draw:layer="layout" svg:width="1cm" svg:height="1.054cm" svg:x="18.4cm" svg:y="9.5cm">
          <draw:text-box>
            <text:p text:style-name="P4"><text:span text:style-name="T11">e</text:span></text:p>
          </draw:text-box>
        </draw:frame>
        <draw:line draw:style-name="gr7" draw:text-style-name="P1" draw:layer="layout" svg:x1="18.85cm" svg:y1="13.096cm" svg:x2="18.85cm" svg:y2="14.596cm">
          <text:p/>
        </draw:line>
        <draw:frame draw:style-name="gr9" draw:text-style-name="P8" draw:layer="layout" svg:width="18.94cm" svg:height="1.691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1" draw:text-style-name="P8" draw:layer="layout" svg:x1="16.2cm" svg:y1="14.146cm" svg:x2="18.85cm" svg:y2="14.146cm">
          <text:p/>
        </draw:line>
        <draw:frame draw:style-name="gr5" draw:text-style-name="P5" draw:layer="layout" svg:width="0.75cm" svg:height="0.962cm" svg:x="17.1cm" svg:y="13.284cm">
          <draw:text-box>
            <text:p text:style-name="P4"><text:span text:style-name="T11">d</text:span></text:p>
          </draw:text-box>
        </draw:frame>
        <draw:line draw:style-name="gr7" draw:text-style-name="P1" draw:layer="layout" svg:x1="16.2cm" svg:y1="13.096cm" svg:x2="16.2cm" svg:y2="14.596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1">ϕ</text:span><text:span text:style-name="T12">d</text:span></text:p>
          </draw:text-box>
        </draw:frame>
        <draw:frame draw:style-name="gr40" draw:text-style-name="P5" draw:layer="layout" svg:width="1cm" svg:height="1.054cm" svg:x="18.828cm" svg:y="11.307cm">
          <draw:text-box>
            <text:p text:style-name="P4"><text:span text:style-name="T11">ϕ</text:span><text:span text:style-name="T12">e</text:span></text:p>
          </draw:text-box>
        </draw:frame>
        <draw:frame draw:style-name="gr12" draw:text-style-name="P8" draw:layer="layout" svg:width="0.33cm" svg:height="0.57cm" svg:x="17.1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8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8" draw:layer="layout" svg:width="11.249cm" svg:height="1.615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2" draw:text-style-name="P7" draw:layer="layout" svg:width="1.5cm" svg:height="1cm" svg:x="23.25cm" svg:y="18cm">
          <draw:text-box>
            <text:p text:style-name="P6"><text:span text:style-name="T4">(6)</text:span></text:p>
          </draw:text-box>
        </draw:frame>
        <draw:frame draw:style-name="gr43" draw:text-style-name="P8" draw:layer="layout" svg:width="11.048cm" svg:height="1.59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4" draw:text-style-name="P5" draw:layer="layout" svg:width="0.822cm" svg:height="0.954cm" svg:x="16.928cm" svg:y="6.05cm">
          <draw:text-box>
            <text:p text:style-name="P4"><text:span text:style-name="T11">u</text:span></text:p>
          </draw:text-box>
        </draw:frame>
        <draw:frame draw:style-name="gr34" draw:text-style-name="P5" draw:layer="layout" svg:width="0.822cm" svg:height="0.954cm" svg:x="23.428cm" svg:y="6.046cm">
          <draw:text-box>
            <text:p text:style-name="P4"><text:span text:style-name="T11">u</text:span></text:p>
          </draw:text-box>
        </draw:frame>
        <draw:frame draw:style-name="gr44" draw:text-style-name="P7" draw:layer="layout" svg:width="1.5cm" svg:height="1cm" svg:x="15.25cm" svg:y="2cm">
          <draw:text-box>
            <text:p text:style-name="P6"><text:span text:style-name="T4">(5)</text:span></text:p>
          </draw:text-box>
        </draw:frame>
        <draw:frame draw:style-name="gr5" draw:text-style-name="P5" draw:layer="layout" svg:width="0.75cm" svg:height="0.962cm" svg:x="21cm" svg:y="13.338cm">
          <draw:text-box>
            <text:p text:style-name="P4"><text:span text:style-name="T11">d</text:span></text:p>
          </draw:text-box>
        </draw:frame>
        <draw:line draw:style-name="gr7" draw:text-style-name="P1" draw:layer="layout" svg:x1="20.1cm" svg:y1="12.1cm" svg:x2="20.1cm" svg:y2="14.6cm">
          <text:p/>
        </draw:line>
        <draw:line draw:style-name="gr7" draw:text-style-name="P1" draw:layer="layout" svg:x1="22.75cm" svg:y1="12.1cm" svg:x2="22.75cm" svg:y2="14.6cm">
          <text:p/>
        </draw:line>
        <draw:line draw:style-name="gr41" draw:text-style-name="P8" draw:layer="layout" svg:x1="20.1cm" svg:y1="14.15cm" svg:x2="22.75cm" svg:y2="14.15cm">
          <text:p/>
        </draw:line>
      </draw:page>
      <draw:page draw:name="page4" draw:style-name="dp2" draw:master-page-name="Default">
        <draw:custom-shape draw:style-name="gr21" draw:text-style-name="P8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1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41" draw:text-style-name="P8" draw:layer="layout" svg:x1="13.5cm" svg:y1="6cm" svg:x2="14.75cm" svg:y2="6cm">
          <text:p/>
        </draw:line>
        <draw:frame draw:style-name="gr34" draw:text-style-name="P5" draw:layer="layout" svg:width="1.5cm" svg:height="0.954cm" svg:x="13.5cm" svg:y="4.95cm">
          <draw:text-box>
            <text:p text:style-name="P4"><text:span text:style-name="T11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1">ϕ</text:span><text:span text:style-name="T12">d</text:span></text:p>
          </draw:text-box>
        </draw:frame>
        <draw:frame draw:style-name="gr40" draw:text-style-name="P5" draw:layer="layout" svg:width="1cm" svg:height="1.054cm" svg:x="13.479cm" svg:y="2.747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41" draw:text-style-name="P8" draw:layer="layout" svg:x1="12.1cm" svg:y1="7.75cm" svg:x2="14.75cm" svg:y2="7.75cm">
          <text:p/>
        </draw:line>
        <draw:frame draw:style-name="gr34" draw:text-style-name="P5" draw:layer="layout" svg:width="0.75cm" svg:height="0.954cm" svg:x="13.15cm" svg:y="6.85cm">
          <draw:text-box>
            <text:p text:style-name="P4"><text:span text:style-name="T11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5" draw:text-style-name="P12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7.754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8" draw:layer="layout" svg:width="15.782cm" svg:height="1.673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15.193cm" svg:height="1.59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5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  <draw:frame draw:style-name="gr43" draw:text-style-name="P8" draw:layer="layout" svg:width="14.426cm" svg:height="1.59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6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</draw:page>
      <draw:page draw:name="page5" draw:style-name="dp2" draw:master-page-name="Default">
        <draw:custom-shape draw:style-name="gr21" draw:text-style-name="P8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1">ϕ</text:span><text:span text:style-name="T12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41" draw:text-style-name="P8" draw:layer="layout" svg:x1="13.4cm" svg:y1="5.8cm" svg:x2="14.65cm" svg:y2="5.8cm">
          <text:p/>
        </draw:line>
        <draw:frame draw:style-name="gr34" draw:text-style-name="P5" draw:layer="layout" svg:width="1.5cm" svg:height="0.954cm" svg:x="13.4cm" svg:y="4.75cm">
          <draw:text-box>
            <text:p text:style-name="P4"><text:span text:style-name="T11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34" draw:text-style-name="P5" draw:layer="layout" svg:width="1.25cm" svg:height="0.954cm" svg:x="13.65cm" svg:y="2.7cm">
          <draw:text-box>
            <text:p text:style-name="P4"><text:span text:style-name="T11">ϕ</text:span><text:span text:style-name="T12">d</text:span></text:p>
          </draw:text-box>
        </draw:frame>
        <draw:frame draw:style-name="gr40" draw:text-style-name="P5" draw:layer="layout" svg:width="1cm" svg:height="1.054cm" svg:x="12.3cm" svg:y="2.746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41" draw:text-style-name="P8" draw:layer="layout" svg:x1="13.4cm" svg:y1="7.3cm" svg:x2="16.15cm" svg:y2="7.3cm">
          <text:p/>
        </draw:line>
        <draw:frame draw:style-name="gr34" draw:text-style-name="P5" draw:layer="layout" svg:width="0.75cm" svg:height="0.954cm" svg:x="14.4cm" svg:y="6.4cm">
          <draw:text-box>
            <text:p text:style-name="P4"><text:span text:style-name="T11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5" draw:text-style-name="P12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" draw:layer="layout" svg:width="14.613cm" svg:height="1.59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7" draw:text-style-name="P7" draw:layer="layout" svg:width="1.5cm" svg:height="1cm" svg:x="21.808cm" svg:y="9.632cm">
          <draw:text-box>
            <text:p text:style-name="P6"><text:span text:style-name="T4">(8)</text:span></text:p>
          </draw:text-box>
        </draw:frame>
      </draw:page>
      <draw:page draw:name="page6" draw:style-name="dp2" draw:master-page-name="Default">
        <draw:frame draw:style-name="gr9" draw:text-style-name="P8" draw:layer="layout" svg:width="6.681cm" svg:height="0.798cm" svg:x="7.25cm" svg:y="1.2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8" draw:layer="layout" svg:width="4.677cm" svg:height="0.798cm" svg:x="7.25cm" svg:y="2.9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8" draw:text-style-name="P14" draw:layer="layout" svg:width="1.5cm" svg:height="0.962cm" svg:x="18.7cm" svg:y="1.25cm">
          <draw:text-box>
            <text:p text:style-name="P6"><text:span text:style-name="T15">(9)</text:span></text:p>
          </draw:text-box>
        </draw:frame>
        <draw:frame draw:style-name="gr9" draw:text-style-name="P8" draw:layer="layout" svg:width="11.121cm" svg:height="2.266cm" svg:x="7.25cm" svg:y="7.24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8" draw:layer="layout" svg:width="4.009cm" svg:height="0.798cm" svg:x="7.25cm" svg:y="4.56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9" draw:text-style-name="P14" draw:layer="layout" svg:width="1.75cm" svg:height="0.962cm" svg:x="18.65cm" svg:y="2.856cm">
          <draw:text-box>
            <text:p text:style-name="P6"><text:span text:style-name="T15">(10)</text:span></text:p>
          </draw:text-box>
        </draw:frame>
        <draw:frame draw:style-name="gr50" draw:text-style-name="P14" draw:layer="layout" svg:width="1.75cm" svg:height="0.962cm" svg:x="18.65cm" svg:y="4.318cm">
          <draw:text-box>
            <text:p text:style-name="P6"><text:span text:style-name="T15">(11)</text:span></text:p>
          </draw:text-box>
        </draw:frame>
        <draw:frame draw:style-name="gr51" draw:text-style-name="P16" draw:layer="layout" svg:width="16.8cm" svg:height="1.427cm" svg:x="7.25cm" svg:y="6.035cm">
          <draw:text-box>
            <text:p text:style-name="P15"><text:span text:style-name="T16">S</text:span><text:span text:style-name="T16">ub</text:span><text:span text:style-name="T16">sti</text:span><text:span text:style-name="T16">tui</text:span><text:span text:style-name="T16">nd</text:span><text:span text:style-name="T16">o </text:span><text:span text:style-name="T16">(6</text:span><text:span text:style-name="T16">) </text:span><text:span text:style-name="T16">e</text:span><text:span text:style-name="T16">m </text:span><text:span text:style-name="T16">(9</text:span><text:span text:style-name="T16">), </text:span><text:span text:style-name="T16">te</text:span><text:span text:style-name="T16">m</text:span><text:span text:style-name="T16">os </text:span><text:span text:style-name="T16">a </text:span><text:span text:style-name="T16">ex</text:span><text:span text:style-name="T16">pr</text:span><text:span text:style-name="T16">es</text:span><text:span text:style-name="T16">sã</text:span><text:span text:style-name="T16">o </text:span><text:span text:style-name="T16">pa</text:span><text:span text:style-name="T16">ra </text:span><text:span text:style-name="T16">el</text:span><text:span text:style-name="T16">e</text:span><text:span text:style-name="T16">m</text:span><text:span text:style-name="T16">en</text:span><text:span text:style-name="T16">to</text:span><text:span text:style-name="T16">s </text:span><text:span text:style-name="T16">int</text:span><text:span text:style-name="T16">er</text:span><text:span text:style-name="T16">no</text:span><text:span text:style-name="T16">s</text:span></text:p>
          </draw:text-box>
        </draw:frame>
        <draw:frame draw:style-name="gr52" draw:text-style-name="P16" draw:layer="layout" svg:width="19.5cm" svg:height="1.427cm" svg:x="7.25cm" svg:y="10.462cm">
          <draw:text-box>
            <text:p text:style-name="P15"><text:span text:style-name="T16">S</text:span><text:span text:style-name="T16">ub</text:span><text:span text:style-name="T16">sti</text:span><text:span text:style-name="T16">tui</text:span><text:span text:style-name="T16">nd</text:span><text:span text:style-name="T16">o </text:span><text:span text:style-name="T16">(7</text:span><text:span text:style-name="T16">) </text:span><text:span text:style-name="T16">e</text:span><text:span text:style-name="T16">m </text:span><text:span text:style-name="T16">(9</text:span><text:span text:style-name="T16">), </text:span><text:span text:style-name="T16">te</text:span><text:span text:style-name="T16">m</text:span><text:span text:style-name="T16">os </text:span><text:span text:style-name="T16">a </text:span><text:span text:style-name="T16">ex</text:span><text:span text:style-name="T16">pr</text:span><text:span text:style-name="T16">es</text:span><text:span text:style-name="T16">sã</text:span><text:span text:style-name="T16">o </text:span><text:span text:style-name="T16">pa</text:span><text:span text:style-name="T16">ra </text:span><text:span text:style-name="T16">el</text:span><text:span text:style-name="T16">e</text:span><text:span text:style-name="T16">m</text:span><text:span text:style-name="T16">en</text:span><text:span text:style-name="T16">to </text:span><text:span text:style-name="T16">de </text:span><text:span text:style-name="T16">co</text:span><text:span text:style-name="T16">nt</text:span><text:span text:style-name="T16">or</text:span><text:span text:style-name="T16">no </text:span><text:span text:style-name="T16">es</text:span><text:span text:style-name="T16">qu</text:span><text:span text:style-name="T16">er</text:span><text:span text:style-name="T16">do</text:span></text:p>
          </draw:text-box>
        </draw:frame>
        <draw:frame draw:style-name="gr53" draw:text-style-name="P16" draw:layer="layout" svg:width="19.35cm" svg:height="1.427cm" svg:x="7.25cm" svg:y="15.035cm">
          <draw:text-box>
            <text:p text:style-name="P15"><text:span text:style-name="T16">Substit</text:span><text:span text:style-name="T16">uindo </text:span><text:span text:style-name="T16">(8) em </text:span><text:span text:style-name="T16">(9), </text:span><text:span text:style-name="T16">temos </text:span><text:span text:style-name="T16">a </text:span><text:span text:style-name="T16">expres</text:span><text:span text:style-name="T16">são </text:span><text:span text:style-name="T16">para </text:span><text:span text:style-name="T16">eleme</text:span><text:span text:style-name="T16">nto de </text:span><text:span text:style-name="T16">contor</text:span><text:span text:style-name="T16">no </text:span><text:span text:style-name="T16">direito</text:span></text:p>
          </draw:text-box>
        </draw:frame>
        <draw:frame draw:style-name="gr9" draw:text-style-name="P8" draw:layer="layout" svg:width="14.615cm" svg:height="2.266cm" svg:x="7.25cm" svg:y="11.81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8" draw:layer="layout" svg:width="14.824cm" svg:height="2.266cm" svg:x="7.25cm" svg:y="16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4" draw:text-style-name="P17" draw:layer="layout" svg:width="5.4cm" svg:height="2.5cm" svg:x="16.7cm" svg:y="11.71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5.65cm" svg:height="2.5cm" svg:x="16.7cm" svg:y="16.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7" draw:layer="layout" svg:width="2.15cm" svg:height="2.55cm" svg:x="16.473cm" svg:y="7.075cm">
          <text:p/>
          <draw:enhanced-geometry svg:viewBox="0 0 21600 21600" draw:type="rectangle" draw:enhanced-path="M 0 0 L 21600 0 21600 21600 0 21600 0 0 Z N"/>
        </draw:custom-shape>
        <draw:frame draw:style-name="gr57" draw:text-style-name="P18" draw:layer="layout" svg:width="1.1cm" svg:height="0.725cm" svg:x="18.443cm" svg:y="6.782cm">
          <draw:text-box>
            <text:p text:style-name="P6"><text:span text:style-name="T17">b</text:span><text:span text:style-name="T18">p</text:span></text:p>
          </draw:text-box>
        </draw:frame>
        <draw:frame draw:style-name="gr58" draw:text-style-name="P18" draw:layer="layout" svg:width="1.1cm" svg:height="0.725cm" svg:x="21.95cm" svg:y="11.512cm">
          <draw:text-box>
            <text:p text:style-name="P6"><text:span text:style-name="T17">b</text:span><text:span text:style-name="T18">p</text:span></text:p>
          </draw:text-box>
        </draw:frame>
        <draw:frame draw:style-name="gr59" draw:text-style-name="P18" draw:layer="layout" svg:width="1.1cm" svg:height="0.725cm" svg:x="22.15cm" svg:y="16.225cm">
          <draw:text-box>
            <text:p text:style-name="P6"><text:span text:style-name="T17">b</text:span><text:span text:style-name="T18">p</text:span></text:p>
          </draw:text-box>
        </draw:frame>
      </draw:page>
      <draw:page draw:name="page7" draw:style-name="dp2" draw:master-page-name="Default">
        <draw:frame draw:style-name="gr9" draw:text-style-name="P8" draw:layer="layout" svg:width="7.292cm" svg:height="0.798cm" svg:x="8.5cm" svg:y="4.20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0" draw:text-style-name="P16" draw:layer="layout" svg:width="13.25cm" svg:height="2.015cm" svg:x="8.32cm" svg:y="1.823cm">
          <draw:text-box>
            <text:p text:style-name="P15"><text:span text:style-name="T16">Para facilitar a montagem dos vetores A e B na equação matricial Ax=B, convém </text:span><text:span text:style-name="T16">rearranjar os termos da equação 9 da seguinte forma:</text:span></text:p>
          </draw:text-box>
        </draw:frame>
        <draw:frame draw:style-name="gr9" draw:text-style-name="P8" draw:layer="layout" svg:width="9.074cm" svg:height="0.798cm" svg:x="8.44cm" svg:y="8.6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1" draw:text-style-name="P16" draw:layer="layout" svg:width="13.25cm" svg:height="2.015cm" svg:x="8.5cm" svg:y="5.823cm">
          <draw:text-box>
            <text:p text:style-name="P15"><text:span text:style-name="T16">Mudando os indices locais (E, P, D) das variáveis phi, <text:s/>para indices globais (1, 2, </text:span><text:span text:style-name="T16">n, … ,N) adequados ao sistema de equações, temos:</text:span></text:p>
          </draw:text-box>
        </draw:frame>
        <draw:frame draw:style-name="gr12" draw:text-style-name="P8" draw:layer="layout" svg:width="3.527cm" svg:height="0.47cm" svg:x="17.815cm" svg:y="15.98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8" draw:layer="layout" svg:width="13.193cm" svg:height="4.317cm" svg:x="8.75cm" svg:y="10.37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2" draw:text-style-name="P16" draw:layer="layout" svg:width="13.25cm" svg:height="2.015cm" svg:x="8.5cm" svg:y="15.5cm">
          <draw:text-box>
            <text:p text:style-name="P15"><text:span text:style-name="T16">Note que não existem os termos -a</text:span><text:span text:style-name="T19">E,1</text:span><text:span text:style-name="T16"> e nem -a</text:span><text:span text:style-name="T19">D,N</text:span><text:span text:style-name="T16">, pois eles estariam </text:span><text:span text:style-name="T16">relacionados às variáveis </text:span><text:span text:style-name="T20">ϕ</text:span><text:span text:style-name="T21">0</text:span><text:span text:style-name="T22"> e </text:span><text:span text:style-name="T23">ϕ</text:span><text:span text:style-name="T21">N+1</text:span><text:span text:style-name="T22">, que</text:span><text:span text:style-name="T16"> não existem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2-15T22:38:52.262883223</dc:date>
    <meta:editing-duration>PT23H9M55S</meta:editing-duration>
    <meta:editing-cycles>128</meta:editing-cycles>
    <meta:generator>LibreOffice/24.2.7.2$Linux_X86_64 LibreOffice_project/420$Build-2</meta:generator>
    <meta:document-statistic meta:object-count="229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row>
        <msub>
          <mi>T</mi>
          <mi>i</mi>
        </msub>
        <mo stretchy="false">+</mo>
        <mfrac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x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L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</mfrac>
      </mrow>
    </mrow>
    <annotation encoding="StarMath 5.0">{T(x)- T_{i} } over { T_{o}- T_{i}  } = T_{i}+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frac>
        <mi>V</mi>
        <mrow>
          <mi>ρ</mi>
          <mn>.</mn>
          <msub>
            <mi>c</mi>
            <mi>p</mi>
          </msub>
        </mrow>
      </mfrac>
    </mrow>
    <annotation encoding="StarMath 5.0">u.A({%phi_{D} + %phi_{P}} over {2} ) - (u.A.T_{i})   - [( %alpha .A. {%phi_{D} - %phi_{P}} over {d}) - (%alpha .A. {%phi_{P} - T_{i} } over { {d} over {2} } )]   = dot q {V} over { %rho . c_{p} } </annotation>
  </semantics>
</math>
</file>

<file path=Object 13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frac>
        <mi>V</mi>
        <mrow>
          <mi>ρ</mi>
          <mn>.</mn>
          <msub>
            <mi>c</mi>
            <mi>p</mi>
          </msub>
        </mrow>
      </mfrac>
    </mrow>
    <annotation encoding="StarMath 5.0"> evaluate {(u.A.%phi)} from{d} - evaluate {(u.A.%phi )} from{e}   - [evaluate {( %alpha .A. { partial %phi } over { partial x }  )} from {d}-evaluate {( %alpha .A. { partial %phi } over { partial x }  )} from {e}]   = dot q {V} over { %rho . c_{p} } 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row>
        <mfrac>
          <mi>V</mi>
          <mrow>
            <mi>ρ</mi>
            <mn>.</mn>
            <msub>
              <mi>c</mi>
              <mi>p</mi>
            </msub>
            <mn>.</mn>
            <mi>A</mi>
          </mrow>
        </mfrac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{u} over {2} (%phi_{D} + %phi_{P}) - [{%alpha} over {d} (%phi_{D} - %phi_{P}) - {2.%alpha} over {d} %phi_{P}]   =  dot q {V} over { %rho . c_{p} . A } 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sub>
          <mi>b</mi>
          <mi>P</mi>
        </msub>
      </mrow>
    </mrow>
    <annotation encoding="StarMath 5.0">a_{P} . %phi_{P} = a_{D} . %phi_{D} + a_{E} . %phi_{E} + b_{P}  </annotation>
  </semantics>
</math>
</file>

<file path=Object 16/content.xml><?xml version="1.0" encoding="utf-8"?>
<math xmlns="http://www.w3.org/1998/Math/MathML" display="block">
  <semantics>
    <mrow>
      <mi mathvariant="italic">para</mi>
      <mrow>
        <msub>
          <mi>F</mi>
          <mi>ϕ</mi>
        </msub>
        <mo stretchy="false">=</mo>
        <mn>0</mn>
      </mrow>
    </mrow>
    <annotation encoding="StarMath 5.0">para F_{ %phi } = 0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over accent="true">
          <mi>q</mi>
          <mo stretchy="false">˙</mo>
        </mover>
      </mrow>
      <mrow>
        <mfrac>
          <mi>d</mi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dot q {d} over { %rho . c_{p} }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row>
        <mfrac>
          <mi>d</mi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dot q {d} over { %rho . c_{p} }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row>
            <mi>E</mi>
            <mi>,</mi>
            <mi>n</mi>
          </mrow>
        </msub>
      </mrow>
      <mi>.</mi>
      <mrow>
        <msub>
          <mi>ϕ</mi>
          <mrow>
            <mi>n</mi>
            <mo stretchy="false">−</mo>
            <mn>1</mn>
          </mrow>
        </msub>
        <mo stretchy="false">+</mo>
        <msub>
          <mi>a</mi>
          <mrow>
            <mi>P</mi>
            <mi>,</mi>
            <mi>n</mi>
          </mrow>
        </msub>
      </mrow>
      <mi>.</mi>
      <mrow>
        <msub>
          <mi>ϕ</mi>
          <mi>n</mi>
        </msub>
        <mo stretchy="false">−</mo>
        <msub>
          <mi>a</mi>
          <mrow>
            <mi>D</mi>
            <mi>,</mi>
            <mi>n</mi>
          </mrow>
        </msub>
      </mrow>
      <mi>.</mi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,n} . %phi_{n-1} + a_{P,n} . %phi_{n} -a_{D,n} . %phi_{n+1} = b_{n}</annotation>
  </semantics>
</math>
</file>

<file path=Object 2/content.xml><?xml version="1.0" encoding="utf-8"?>
<math xmlns="http://www.w3.org/1998/Math/MathML" display="block">
  <semantics>
    <mrow>
      <mrow>
        <mrow>
          <mo stretchy="false">∇</mo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=</mo>
        <mrow>
          <mrow>
            <mo stretchy="false">∇</mo>
            <mo stretchy="false">⋅</mo>
            <mrow>
              <mo fence="true" form="prefix" stretchy="false">(</mo>
              <mrow>
                <mrow>
                  <mi>α</mi>
                  <mover accent="true">
                    <mo stretchy="false">∇</mo>
                    <mo stretchy="false">⃗</mo>
                  </mover>
                  <mi>T</mi>
                </mrow>
              </mrow>
              <mo fence="true" form="postfix" stretchy="false">)</mo>
            </mrow>
          </mrow>
          <mo stretchy="false">+</mo>
          <mfrac>
            <mn>1</mn>
            <mrow>
              <mi>ρ</mi>
              <mn>.</mn>
              <msub>
                <mi>c</mi>
                <mi>p</mi>
              </msub>
            </mrow>
          </mfrac>
        </mrow>
      </mrow>
      <msub>
        <mi>F</mi>
        <mi>ϕ</mi>
      </msub>
    </mrow>
    <annotation encoding="StarMath 5.0">nabla cdot (vec U.T) = nabla cdot ( %alpha vec nabla T) + {1} over { %rho . c_{p} }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frac>
        <mi>d</mi>
        <mrow>
          <mi>ρ</mi>
          <mn>.</mn>
          <msub>
            <mi>c</mi>
            <mi>p</mi>
          </msub>
        </mrow>
      </mfrac>
    </mrow>
    <annotation encoding="StarMath 5.0"> ({%alpha} over {d} + {%alpha} over {d}) %phi_{P} = ({%alpha} over {d} - {u} over {2}) %phi_{D} + ({%alpha} over {d} + {u} over {2}) %phi_{E} + dot q {d} over { %rho . c_{p} }</annotation>
  </semantics>
</math>
</file>

<file path=Object 21/content.xml><?xml version="1.0" encoding="utf-8"?>
<math xmlns="http://www.w3.org/1998/Math/MathML" display="block">
  <semantics>
    <mrow>
      <mrow>
        <msub>
          <mi>b</mi>
          <mi>P</mi>
        </msub>
        <mo stretchy="false">=</mo>
        <msub>
          <mi>c</mi>
          <mi>ϕ</mi>
        </msub>
      </mrow>
      <mn>.</mn>
      <mrow>
        <msub>
          <mi>F</mi>
          <mi>ϕ</mi>
        </msub>
        <mo stretchy="false">+</mo>
        <msub>
          <mi>c</mi>
          <mi>P</mi>
        </msub>
      </mrow>
      <mn>.</mn>
      <msub>
        <mi>F</mi>
        <mi>P</mi>
      </msub>
    </mrow>
    <annotation encoding="StarMath 5.0">b_{P}  = c_{ %phi }.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frac>
        <mi>d</mi>
        <mrow>
          <mi>ρ</mi>
          <mn>.</mn>
          <msub>
            <mi>c</mi>
            <mi>p</mi>
          </msub>
        </mrow>
      </mfrac>
    </mrow>
    <annotation encoding="StarMath 5.0"> ( {{%alpha} over {d} + {%alpha} over {d}} underbrace { a_{P} } ) %phi_{P} = ( {{%alpha} over {d} - {u} over {2}} underbrace { a_{D} } ) %phi_{D} + ( {{%alpha} over {d} + {u} over {2}} underbrace { a_{E} } ) %phi_{E} + dot q  underbrace { F_{ %phi } }{d} over { %rho . c_{p} }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n>.</mn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row>
        <mfrac>
          <mi>d</mi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dot q} underbrace { F_{ %phi } }  {d} over { %rho . c_{p} }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n>.</mn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row>
        <mfrac>
          <mi>d</mi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dot q} underbrace { F_{ %phi } }{d} over { %rho . c_{p} } + ( {{2.%alpha} over {d} - u} underbrace { F_{P} } )T_{o}</annotation>
  </semantics>
</math>
</file>

<file path=Object 26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i>.</mi>
      <mrow>
        <msub>
          <mi>ϕ</mi>
          <mi>E</mi>
        </msub>
        <mo stretchy="false">+</mo>
        <msub>
          <mi>a</mi>
          <mi>P</mi>
        </msub>
      </mrow>
      <mi>.</mi>
      <mrow>
        <msub>
          <mi>ϕ</mi>
          <mi>P</mi>
        </msub>
        <mo stretchy="false">−</mo>
        <msub>
          <mi>a</mi>
          <mi>D</mi>
        </msub>
      </mrow>
      <mi>.</mi>
      <mrow>
        <msub>
          <mi>ϕ</mi>
          <mi>D</mi>
        </msub>
        <mo stretchy="false">=</mo>
        <msub>
          <mi>b</mi>
          <mi>P</mi>
        </msub>
      </mrow>
    </mrow>
    <annotation encoding="StarMath 5.0">-a_{E} . %phi_{E} + a_{P} . %phi_{P} -a_{D} . %phi_{D} = b_{P}</annotation>
  </semantics>
</math>
</file>

<file path=Object 2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a</mi>
                  <mrow>
                    <mi>P</mi>
                    <mi>,</mi>
                    <mn>1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1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a</mi>
                    <mrow>
                      <mi>E</mi>
                      <mi>,</mi>
                      <mn>2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2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2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3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3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3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4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4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4</mn>
                    </mrow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5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5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5</mn>
                    </mrow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6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6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6</mn>
                    </mrow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i>N</mi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i>N</mi>
                  </mrow>
                </msub>
              </mtd>
            </mtr>
          </mtable>
        </mrow>
        <mo fence="true" form="postfix" stretchy="true">]</mo>
      </mrow>
      <mphantom>
        <mi mathvariant="normal">❑</mi>
      </mphantom>
      <mi>.</mi>
      <mphantom>
        <mi mathvariant="normal">❑</mi>
      </mphantom>
      <mrow>
        <mo fence="true" form="prefix" stretchy="true">[</mo>
        <mrow>
          <mtable>
            <mtr>
              <mtd>
                <msub>
                  <mi>ϕ</mi>
                  <mn>1</mn>
                </msub>
              </mtd>
            </mtr>
            <mtr>
              <mtd>
                <msub>
                  <mi>ϕ</mi>
                  <mn>2</mn>
                </msub>
              </mtd>
            </mtr>
            <mtr>
              <mtd>
                <msub>
                  <mi>ϕ</mi>
                  <mn>3</mn>
                </msub>
              </mtd>
            </mtr>
            <mtr>
              <mtd>
                <msub>
                  <mi>ϕ</mi>
                  <mn>4</mn>
                </msub>
              </mtd>
            </mtr>
            <mtr>
              <mtd>
                <msub>
                  <mi>ϕ</mi>
                  <mn>5</mn>
                </msub>
              </mtd>
            </mtr>
            <mtr>
              <mtd>
                <msub>
                  <mi>ϕ</mi>
                  <mn>6</mn>
                </msub>
              </mtd>
            </mtr>
            <mtr>
              <mtd>
                <msub>
                  <mi>ϕ</mi>
                  <mi>N</mi>
                </msub>
              </mtd>
            </mtr>
          </mtable>
        </mrow>
        <mo fence="true" form="postfix" stretchy="true">]</mo>
      </mrow>
      <mrow>
        <mphantom>
          <mi mathvariant="normal">❑</mi>
        </mphantom>
        <mo stretchy="false">=</mo>
        <mphantom>
          <mi mathvariant="normal">❑</mi>
        </mphantom>
      </mrow>
      <mrow>
        <mo fence="true" form="prefix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  <mtr>
              <mtd>
                <msub>
                  <mi>b</mi>
                  <mn>3</mn>
                </msub>
              </mtd>
            </mtr>
            <mtr>
              <mtd>
                <msub>
                  <mi>b</mi>
                  <mn>4</mn>
                </msub>
              </mtd>
            </mtr>
            <mtr>
              <mtd>
                <msub>
                  <mi>b</mi>
                  <mn>5</mn>
                </msub>
              </mtd>
            </mtr>
            <mtr>
              <mtd>
                <msub>
                  <mi>b</mi>
                  <mn>6</mn>
                </msub>
              </mtd>
            </mtr>
            <mtr>
              <mtd>
                <msub>
                  <mi>b</mi>
                  <mi>N</mi>
                </msub>
              </mtd>
            </mtr>
          </mtable>
        </mrow>
        <mo fence="true" form="postfix" stretchy="true">]</mo>
      </mrow>
    </mrow>
    <annotation encoding="StarMath 5.0">left[matrix{ a_{P,1} #-a_{D,1}#0#0#0#0#0##-a_{E,2}#a_{P,2}#-a_{D,2}#0#0#0#0##0#-a_{E,3}#a_{P,3}#-a_{D,3}#0#0#0##0#0#-a_{E,4}#a_{P,4}#-a_{D,4}#0#0##0#0#0#-a_{E,5}#a_{P,5}#-a_{D,5}#0##0#0#0#0#-a_{E,6}#a_{P,6}#-a_{D,6}##0#0#0#0#0#-a_{E,N}#a_{P,N}}right] phantom {&lt;?&gt;} . phantom {&lt;?&gt;} left[matrix{  %phi _{1} ##%phi _{2}##%phi _{3}##%phi _{4}##%phi _{5}##%phi _{6}##%phi _{N}}right] phantom {&lt;?&gt;} = phantom {&lt;?&gt;} left[matrix{  b _{1} ##b _{2}##b _{3}##b _{4}##b _{5}##b _{6}##b _{N}}right]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sub>
          <mi>F</mi>
          <mi>ϕ</mi>
        </msub>
      </mrow>
      <mi mathvariant="italic">dV</mi>
    </mrow>
    <annotation encoding="StarMath 5.0">int from{V} nabla cdot (vec U.%phi) - nabla cdot ( %alpha vec nabla %phi) dV  = {1} over { %rho . c_{p} }int from{V} F_{%phi} dV</annotation>
  </semantics>
</math>
</file>

<file path=Object 31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sub>
          <mi>F</mi>
          <mi>ϕ</mi>
        </msub>
      </mrow>
      <mi mathvariant="italic">dV</mi>
    </mrow>
    <annotation encoding="StarMath 5.0">int from{V} nabla cdot (vec U.T) - nabla cdot ( %alpha vec nabla T) dV  = {1} over { %rho . c_{p} }int from{V} F_{%phi} dV</annotation>
  </semantics>
</math>
</file>

<file path=Object 4/content.xml><?xml version="1.0" encoding="utf-8"?>
<math xmlns="http://www.w3.org/1998/Math/MathML" display="block">
  <semantics>
    <mrow>
      <mrow>
        <mrow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row>
                    <mover accent="true">
                      <mi>U</mi>
                      <mo stretchy="false">⃗</mo>
                    </mover>
                    <mo stretchy="false">⋅</mo>
                    <mover accent="true">
                      <mi>n</mi>
                      <mo stretchy="false">^</mo>
                    </mover>
                  </mrow>
                  <mn>.</mn>
                  <mi>A</mi>
                  <mn>.</mn>
                  <mi>ϕ</mi>
                </mrow>
              </mrow>
              <mo fence="true" form="postfix" stretchy="false">)</mo>
            </mrow>
          </mrow>
          <mo stretchy="false">−</mo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i>α</mi>
                  <mn>.</mn>
                  <mi>A</mi>
                  <mn>.</mn>
                  <mover accent="true">
                    <mo stretchy="false">∇</mo>
                    <mo stretchy="false">⃗</mo>
                  </mover>
                  <mrow>
                    <mi>ϕ</mi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</mrow>
        <mo stretchy="false">=</mo>
        <mover accent="true">
          <mi>q</mi>
          <mo stretchy="false">˙</mo>
        </mover>
      </mrow>
      <mfrac>
        <mi>V</mi>
        <mrow>
          <mi>ρ</mi>
          <mn>.</mn>
          <msub>
            <mi>c</mi>
            <mi>p</mi>
          </msub>
        </mrow>
      </mfrac>
    </mrow>
    <annotation encoding="StarMath 5.0">sum from{faces} (vec U cdot hat n . A. %phi  )  - sum from{faces} ( %alpha .A.vec nabla %phi cdot hat n )  = dot q {V} over { %rho . c_{p} }</annotation>
  </semantics>
</math>
</file>

<file path=Object 5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frac>
        <mi>V</mi>
        <mrow>
          <mi>ρ</mi>
          <mn>.</mn>
          <msub>
            <mi>c</mi>
            <mi>p</mi>
          </msub>
        </mrow>
      </mfrac>
    </mrow>
    <annotation encoding="StarMath 5.0"> evaluate {(u.A. %phi)} from{d} - evaluate {( u.A.%phi)} from{e}   - [evaluate {( %alpha .A. { partial %phi } over { partial x }  )} from {d}-evaluate {( %alpha .A. { partial %phi } over { partial x }  )} from {e}]  =  dot q {V} over { %rho . c_{p} } 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D</mi>
                    </msub>
                    <mo stretchy="false">+</mo>
                    <msub>
                      <mi>ϕ</mi>
                      <mi>P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P</mi>
                    </msub>
                    <mo stretchy="false">+</mo>
                    <msub>
                      <mi>ϕ</mi>
                      <mi>E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ϕ</mi>
                            <mi>E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frac>
        <mi>V</mi>
        <mrow>
          <mi>ρ</mi>
          <mn>.</mn>
          <msub>
            <mi>c</mi>
            <mi>p</mi>
          </msub>
        </mrow>
      </mfrac>
    </mrow>
    <annotation encoding="StarMath 5.0">(u.A{%phi_{D} + %phi_{P}} over {2} ) - (u.A{%phi_{P} + %phi_{E}} over {2} )   - [( %alpha .A. {%phi_{D} - %phi_{P}} over {d}) - (  %alpha .A. {%phi_{P} - %phi_{E}} over {d} )]   = dot q{V} over { %rho . c_{p} } 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sub>
          <mi>F</mi>
          <mi>ϕ</mi>
        </msub>
      </mrow>
      <mi mathvariant="italic">dV</mi>
    </mrow>
    <annotation encoding="StarMath 5.0">int from{V} nabla cdot (vec U.T) - nabla cdot ( %alpha vec nabla T) dV  = {1} over { %rho . c_{p} }int from{V} F_{%phi} dV</annotation>
  </semantics>
</math>
</file>